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868b" officeooo:paragraph-rsid="0019868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8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February</text:span> 202<text:span text:style-name="T3">1</text:span> under the <text:span text:style-name="T5">43rd</text:span> PA Meeting.</text:p>
      <text:p text:style-name="P1"/>
      <text:p text:style-name="P1">The Assembly, recognising the current situation,</text:p>
      <text:p text:style-name="P1"/>
      <text:p text:style-name="P4">Constitutes the need to make @_yoran_ a speaker, because currently only @ChairmanSteven is an active speaker (as @Anaizy hasn’t been seen for over a month), and whenever @ChairmanSteven can’t preside, @yoran is called in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3-5: To make @_yoran_ speak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23T13:23:40.683690113</dc:date>
    <meta:editing-duration>PT2M9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67" meta:character-count="436" meta:non-whitespace-character-count="377"/>
  </office:meta>
</office:document-meta>
</file>